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fill-color="#ffffff" fo:min-height="0.875cm"/>
    </style:style>
    <style:style style:name="pr5" style:family="presentation" style:parent-style-name="Blue-outline1">
      <style:graphic-properties draw:fill-color="#ffffff" fo:min-height="13.609cm"/>
    </style:style>
    <style:style style:name="pr6" style:family="presentation" style:parent-style-name="Blue-notes">
      <style:graphic-properties draw:fill-color="#ffffff" fo:min-height="13.114cm"/>
    </style:style>
    <style:style style:name="pr7" style:family="presentation" style:parent-style-name="Blue-title">
      <style:graphic-properties draw:fill-color="#ffffff" fo:min-height="3.256cm"/>
    </style:style>
    <style:style style:name="pr8" style:family="presentation" style:parent-style-name="Blue-outline1">
      <style:graphic-properties draw:fill-color="#ffffff" fo:min-height="24.005cm"/>
    </style:style>
    <style:style style:name="pr9" style:family="presentation" style:parent-style-name="Blue-outline1">
      <style:graphic-properties draw:fill-color="#ffffff" fo:min-height="16.569cm"/>
    </style:style>
    <style:style style:name="pr10" style:family="presentation" style:parent-style-name="Blue-outline1">
      <style:graphic-properties draw:fill-color="#ffffff" fo:min-height="18.881cm"/>
    </style:style>
    <style:style style:name="pr11" style:family="presentation" style:parent-style-name="Blue-outline1">
      <style:graphic-properties draw:fill-color="#ffffff" fo:min-height="15.023cm"/>
    </style:style>
    <style:style style:name="pr12" style:family="presentation" style:parent-style-name="Blue-outline1">
      <style:graphic-properties draw:fill-color="#ffffff" fo:min-height="14.523cm"/>
    </style:style>
    <style:style style:name="pr13" style:family="presentation" style:parent-style-name="Blue-outline1">
      <style:graphic-properties draw:fill-color="#ffffff" fo:min-height="21cm"/>
    </style:style>
    <style:style style:name="pr14" style:family="presentation" style:parent-style-name="Blue-outline1">
      <style:graphic-properties draw:fill-color="#ffffff" fo:min-height="18.222cm"/>
    </style:style>
    <style:style style:name="P1" style:family="paragraph">
      <style:paragraph-properties fo:margin-left="0cm" fo:margin-right="0cm" fo:text-indent="0cm"/>
      <style:text-properties fo:font-size="36pt" style:font-size-asian="36pt" style:font-size-complex="36pt"/>
    </style:style>
    <style:style style:name="P2" style:family="paragraph">
      <style:paragraph-properties fo:margin-left="1.2cm" fo:margin-right="0cm" text:enable-numbering="false" fo:text-indent="-0.9cm"/>
      <style:text-properties fo:font-size="28pt" style:font-size-asian="28pt" style:font-size-complex="28pt"/>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fo:font-size="13pt" style:font-size-asian="13pt" style:font-size-complex="13pt"/>
    </style:style>
    <style:style style:name="P5" style:family="paragraph">
      <style:paragraph-properties text:enable-numbering="false"/>
      <style:text-properties fo:font-size="28pt" style:font-size-asian="28pt" style:font-size-complex="28pt"/>
    </style:style>
    <style:style style:name="P6" style:family="paragraph">
      <style:paragraph-properties fo:margin-left="0cm" fo:margin-right="0cm" fo:text-indent="0cm"/>
      <style:text-properties fo:font-size="15pt" style:font-size-asian="15pt" style:font-size-complex="15pt"/>
    </style:style>
    <style:style style:name="P7" style:family="paragraph">
      <style:text-properties fo:font-size="15pt" style:font-size-asian="15pt" style:font-size-complex="15pt"/>
    </style:style>
    <style:style style:name="P8" style:family="paragraph">
      <style:paragraph-properties fo:margin-left="0cm" fo:margin-right="0cm" fo:text-indent="0cm"/>
      <style:text-properties fo:font-size="14pt" style:font-size-asian="14pt" style:font-size-complex="14pt"/>
    </style:style>
    <style:style style:name="P9" style:family="paragraph">
      <style:text-properties fo:font-size="14pt" style:font-size-asian="14pt" style:font-size-complex="14pt"/>
    </style:style>
    <style:style style:name="P10" style:family="paragraph">
      <style:paragraph-properties fo:margin-left="1.2cm" fo:margin-right="0cm" text:enable-numbering="false" fo:text-indent="-0.9cm"/>
    </style:style>
    <style:style style:name="P11" style:family="paragraph">
      <style:paragraph-properties fo:margin-left="0cm" fo:margin-right="0cm" fo:text-indent="0cm"/>
    </style:style>
    <style:style style:name="P12" style:family="paragraph">
      <style:paragraph-properties fo:margin-left="1.2cm" fo:margin-right="0cm" text:enable-numbering="false" fo:text-indent="-0.9cm"/>
      <style:text-properties fo:font-size="26pt" style:font-size-asian="26pt" style:font-size-complex="26pt"/>
    </style:style>
    <style:style style:name="P13" style:family="paragraph">
      <style:paragraph-properties text:enable-numbering="false"/>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3pt" style:font-size-asian="13pt" style:font-size-complex="13pt"/>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26pt" style:font-size-asian="26pt" style:font-size-complex="2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1" draw:layer="layout" svg:width="25.199cm" svg:height="3.507cm" svg:x="1.301cm" svg:y="0cm" presentation:class="title" presentation:user-transformed="true">
          <draw:text-box>
            <text:p text:style-name="P1"><text:span text:style-name="T1">Obiekty wiedzy wielokrotnego użytku</text:span><text:span text:style-name="T1"><text:line-break/></text:span><text:span text:style-name="T1">Reusable Learning Objects (RLO) <text:s/></text:span></text:p>
          </draw:text-box>
        </draw:frame>
        <draw:frame presentation:style-name="pr2" draw:text-style-name="P2" draw:layer="layout" svg:width="25.199cm" svg:height="13.86cm" svg:x="1.4cm" svg:y="4.914cm" presentation:class="outline" presentation:user-transformed="true">
          <draw:text-box>
            <text:list text:style-name="L2">
              <text:list-item>
                <text:p text:style-name="P2"><text:span text:style-name="T2">Termin RLO został wprowadzony przez Wayna Hodginsa w 1994 roku jako nazwa dla grupy roboczej CedMA Learning Architectures, APIs and Learning Objects. Definicja proponowana przez Electronic &amp; Electrical Engineers Learning Technology Sub Committee (IEEE LTSC) określa </text:span><text:span text:style-name="T3">obiekt wiedzy jako dowolną jednostkę (element) stanowiącą pewną całość, w formie elektronicznej lub nie, która może zostać wykorzystywana w procesie edukacyjnym. </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4" draw:text-style-name="P4" draw:layer="layout" svg:width="25.199cm" svg:height="0.875cm" svg:x="1.301cm" svg:y="0.125cm" presentation:class="title" presentation:user-transformed="true">
          <draw:text-box>
            <text:p text:style-name="P4"><text:span text:style-name="T4"><text:s/></text:span></text:p>
          </draw:text-box>
        </draw:frame>
        <draw:frame presentation:style-name="pr5" draw:text-style-name="P5" draw:layer="layout" svg:width="25.199cm" svg:height="13.609cm" svg:x="1.4cm" svg:y="4.914cm" presentation:class="outline">
          <draw:text-box>
            <text:list text:style-name="L2">
              <text:list-item>
                <text:p text:style-name="P2"><text:span text:style-name="T2">Inna definicja, proponowana przez C. Shepherda, przedstawia obiekt wiedzy jako </text:span><text:span text:style-name="T3">mały, wielokrotnego użytku, cyfrowy komponent, który może zostać zastosowany - sam lub w połączeniu z innymi - przy użyciu oprogramowania komputerowego przez twórcę treści lub samodzielnie przez uczącego się w celach edukacyjnych.</text:span></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7" draw:text-style-name="P7" draw:layer="layout" svg:width="25.199cm" svg:height="3.256cm" svg:x="1.301cm" svg:y="0.125cm" presentation:class="title">
          <draw:text-box>
            <text:p text:style-name="P6"><text:span text:style-name="T5"><text:s/></text:span></text:p>
          </draw:text-box>
        </draw:frame>
        <draw:frame presentation:style-name="pr8" draw:text-style-name="P2" draw:layer="layout" svg:width="25.199cm" svg:height="24.005cm" svg:x="1.4cm" svg:y="3cm" presentation:class="outline" presentation:user-transformed="true">
          <draw:text-box>
            <text:list text:style-name="L2">
              <text:list-item>
                <text:p text:style-name="P2"><text:span text:style-name="T2">Definicja proponowana zaś przez S. Millsa określa obiekt wiedzy jako taki, który</text:span><text:span text:style-name="T3"> może zostać użyty do spełnienia zamierzonych rezultatów dydaktycznych i może być zapożyczony z innego środowiska edukacyjnego. </text:span><text:span text:style-name="T2">Obiekty wiedzy wielokrotnego użytku są kojarzone z elektronicznymi źródłami dydaktycznymi, które mogą być wykorzystywane przez różne środowiska edukacyjne.</text:span></text:p>
              </text:list-item>
            </text:list>
            <text:list text:style-name="L2">
              <text:list-item>
                <text:p text:style-name="P2"><text:span text:style-name="T2">Obiekt wiedzy (Learning Object, LO) może przybierać postać m.in. tekstu, obrazów graficznych, animacji, audio i sekwencji wideo lub połączenia tych elementów. </text:span></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1T1">
        <office:forms form:automatic-focus="false" form:apply-design-mode="false"/>
        <draw:frame presentation:style-name="pr7" draw:text-style-name="P9" draw:layer="layout" svg:width="25.199cm" svg:height="3.256cm" svg:x="1.301cm" svg:y="0.125cm" presentation:class="title">
          <draw:text-box>
            <text:p text:style-name="P8"><text:span text:style-name="T6"><text:s/></text:span></text:p>
          </draw:text-box>
        </draw:frame>
        <draw:frame presentation:style-name="pr9" draw:text-style-name="P10" draw:layer="layout" svg:width="25.199cm" svg:height="16.569cm" svg:x="1.4cm" svg:y="3.5cm" presentation:class="outline" presentation:user-transformed="true">
          <draw:text-box>
            <text:list text:style-name="L2">
              <text:list-item>
                <text:p text:style-name="P10">Dr J. J. L.Allier wyróżnia trzy metodologiczne elementy składające się na obiekt wiedzy:</text:p>
              </text:list-item>
            </text:list>
            <text:list text:style-name="L2">
              <text:list-item>
                <text:p text:style-name="P10"/>
              </text:list-item>
            </text:list>
            <text:list text:style-name="L2">
              <text:list-item>
                <text:p text:style-name="P10"><text:s text:c="4"/>* cel - określa oczekiwane rezultaty kształcenia,</text:p>
              </text:list-item>
            </text:list>
            <text:list text:style-name="L2">
              <text:list-item>
                <text:p text:style-name="P10"><text:s text:c="4"/>* aktywność - zawiera treści, które umożliwiają osiągnięcie zamierzonego celu,</text:p>
              </text:list-item>
            </text:list>
            <text:list text:style-name="L2">
              <text:list-item>
                <text:p text:style-name="P10"><text:s text:c="4"/>* ocena - determinuje stopień osiągnięcia celu.</text:p>
              </text:list-item>
            </text:list>
            <text:list text:style-name="L2">
              <text:list-item>
                <text:p text:style-name="P10"/>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1T1">
        <office:forms form:automatic-focus="false" form:apply-design-mode="false"/>
        <draw:frame presentation:style-name="pr7" draw:layer="layout" svg:width="25.199cm" svg:height="3.256cm" svg:x="1.301cm" svg:y="0.125cm" presentation:class="title">
          <draw:text-box>
            <text:p text:style-name="P11"><text:s/></text:p>
          </draw:text-box>
        </draw:frame>
        <draw:frame presentation:style-name="pr10" draw:text-style-name="P2" draw:layer="layout" svg:width="25.199cm" svg:height="18.881cm" svg:x="1.4cm" svg:y="3.5cm" presentation:class="outline" presentation:user-transformed="true">
          <draw:text-box>
            <text:list text:style-name="L2">
              <text:list-item>
                <text:p text:style-name="P2"><text:span text:style-name="T2">Charakteryzując RLO pod względem technicznym, należy wyróżnić elementy składowe:</text:span></text:p>
              </text:list-item>
            </text:list>
            <text:list text:style-name="L2">
              <text:list-item>
                <text:p text:style-name="P2"><text:span text:style-name="T2"/></text:p>
              </text:list-item>
            </text:list>
            <text:list text:style-name="L2">
              <text:list-item>
                <text:p text:style-name="P2"><text:span text:style-name="T2"><text:s text:c="4"/></text:span><text:span text:style-name="T2">* zawartość czyli treść,</text:span></text:p>
              </text:list-item>
            </text:list>
            <text:list text:style-name="L2">
              <text:list-item>
                <text:p text:style-name="P2"><text:span text:style-name="T2"><text:s text:c="4"/></text:span><text:span text:style-name="T2">* opis identyfikujący dany obiekt, który pozwala na jego łączenie z innymi RLO a poprzez wykorzystanie systemów typu LCMS budowę kursów,</text:span></text:p>
              </text:list-item>
            </text:list>
            <text:list text:style-name="L2">
              <text:list-item>
                <text:p text:style-name="P2"><text:span text:style-name="T2"><text:s text:c="4"/></text:span><text:span text:style-name="T2">* rodzaj interakcji, w jakie może wchodzić dany obiekt z innymi elementami kursu. </text:span></text:p>
              </text:list-item>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Blue" presentation:presentation-page-layout-name="AL1T1">
        <office:forms form:automatic-focus="false" form:apply-design-mode="false"/>
        <draw:frame presentation:style-name="pr7" draw:layer="layout" svg:width="25.199cm" svg:height="3.256cm" svg:x="1.301cm" svg:y="0.125cm" presentation:class="title">
          <draw:text-box>
            <text:p text:style-name="P11"><text:s/></text:p>
          </draw:text-box>
        </draw:frame>
        <draw:frame presentation:style-name="pr11" draw:text-style-name="P12" draw:layer="layout" svg:width="25.199cm" svg:height="18.041cm" svg:x="1.4cm" svg:y="3.5cm" presentation:class="outline" presentation:user-transformed="true">
          <draw:text-box>
            <text:list text:style-name="L2">
              <text:list-item>
                <text:p text:style-name="P12"><text:span text:style-name="T7">Cechami charakterystycznymi obiektu wiedzy są </text:span><text:span text:style-name="T8">dostępność</text:span><text:span text:style-name="T7">,</text:span><text:span text:style-name="T8"> zdolność do wielokrotnego użytku</text:span><text:span text:style-name="T7"> </text:span><text:span text:style-name="T7"><text:line-break/></text:span><text:span text:style-name="T7">i </text:span><text:span text:style-name="T8">interoperacyjność</text:span><text:span text:style-name="T7">. Cechy te powinny być rozumiane w następujący sposób:</text:span></text:p>
              </text:list-item>
            </text:list>
            <text:list text:style-name="L2">
              <text:list-item>
                <text:p text:style-name="P12"><text:span text:style-name="T7"><text:s text:c="4"/></text:span><text:span text:style-name="T7">* dostępność - LO powinny być oznaczone metadanymi, tak aby można je było przechowywać w repozytorium </text:span><text:span text:style-name="T7"><text:line-break/></text:span><text:span text:style-name="T7">i móc się do nich odwoływać w bazach danych,</text:span></text:p>
              </text:list-item>
            </text:list>
            <text:list text:style-name="L2">
              <text:list-item>
                <text:p text:style-name="P12"><text:span text:style-name="T7"><text:s text:c="4"/></text:span><text:span text:style-name="T7">* zdolność do wielokrotnego użytku - raz stworzony obiekt wiedzy może być wykorzystywany w różnych materiałach edukacyjnych,</text:span></text:p>
              </text:list-item>
            </text:list>
            <text:list text:style-name="L2">
              <text:list-item>
                <text:p text:style-name="P12"><text:span text:style-name="T7"><text:s text:c="4"/></text:span><text:span text:style-name="T7">* interoperacyjność - LO powinien być obiektem niezależnym od systemów prezentacji treści oraz zarządzania nimi.</text:span></text:p>
              </text:list-item>
            </text:list>
            <text:list text:style-name="L2">
              <text:list-item>
                <text:p text:style-name="P12"><text:span text:style-name="T7"/></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Blue" presentation:presentation-page-layout-name="AL1T1">
        <office:forms form:automatic-focus="false" form:apply-design-mode="false"/>
        <draw:frame presentation:style-name="pr7" draw:layer="layout" svg:width="25.199cm" svg:height="3.256cm" svg:x="1.301cm" svg:y="0.125cm" presentation:class="title">
          <draw:text-box>
            <text:p text:style-name="P11"><text:s/></text:p>
          </draw:text-box>
        </draw:frame>
        <draw:frame presentation:style-name="pr12" draw:text-style-name="P10" draw:layer="layout" svg:width="25.199cm" svg:height="14.523cm" svg:x="1.4cm" svg:y="4cm" presentation:class="outline" presentation:user-transformed="true">
          <draw:text-box>
            <text:list text:style-name="L2">
              <text:list-item>
                <text:p text:style-name="P10">Aby w pełni scharakteryzować LO, powyższe cechy powinny zostać uzupełnione o: <text:span text:style-name="T9">samodzielność</text:span>,<text:span text:style-name="T9"> funkcję granulacji wiedzy</text:span> (czyli przedstawienia jej w postaci możliwie małych obiektów, które mogą być agregowane) oraz <text:span text:style-name="T9">funkcję wartości edukacyjnej</text:span>. </text:p>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Blue" presentation:presentation-page-layout-name="AL1T1">
        <office:forms form:automatic-focus="false" form:apply-design-mode="false"/>
        <draw:frame presentation:style-name="pr7" draw:layer="layout" svg:width="25.199cm" svg:height="3.256cm" svg:x="1.301cm" svg:y="0.125cm" presentation:class="title">
          <draw:text-box>
            <text:p text:style-name="P11"><text:s/></text:p>
          </draw:text-box>
        </draw:frame>
        <draw:frame presentation:style-name="pr13" draw:text-style-name="P12" draw:layer="layout" svg:width="25.199cm" svg:height="21cm" svg:x="1.4cm" svg:y="1cm" presentation:class="outline" presentation:user-transformed="true">
          <draw:text-box>
            <text:list text:style-name="L2">
              <text:list-item>
                <text:p text:style-name="P12"><text:span text:style-name="T7">Powyższa prezentacja obiektu wiedzy nie definiuje jej optymalnej wielkości. The Wisconsin Online Resource Center wskazuje, iż </text:span><text:span text:style-name="T8">na realizację przeciętnego obiektu wiedzy student powinien poświęcić od 2 do 15 minut.</text:span><text:span text:style-name="T7"> Twierdzenie to nie bierze jednak pod uwagę zróżnicowanego czasu, jaki jest potrzebny do realizacji danej lekcji przez różnych studentów. W takim przypadku wydaje się, iż </text:span><text:span text:style-name="T8">determinantem wielkości obiektu wiedzy może stać się czas potrzebny do jej przekazania przez prowadzącego w trybie stacjonarnym</text:span><text:span text:style-name="T7"> (choć i ten wariant nie eliminuje czynnika ludzkiego) lub też </text:span><text:span text:style-name="T8">jego treść, zawierającą minimalną, choć sensowną </text:span><text:span text:style-name="T8"><text:line-break/></text:span><text:span text:style-name="T8">i kompletną całość, dotyczącą najlepiej jednego pojęcia, o charakterze nadrzędnym do innych</text:span><text:span text:style-name="T7">, ewentualnie występujących w tym samym LO.</text:span></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Blue" presentation:presentation-page-layout-name="AL1T1">
        <office:forms form:automatic-focus="false" form:apply-design-mode="false"/>
        <draw:frame presentation:style-name="pr7" draw:layer="layout" svg:width="25.199cm" svg:height="3.256cm" svg:x="1.301cm" svg:y="0.125cm" presentation:class="title">
          <draw:text-box>
            <text:p text:style-name="P11"><text:s/></text:p>
          </draw:text-box>
        </draw:frame>
        <draw:frame presentation:style-name="pr11" draw:text-style-name="P2" draw:layer="layout" svg:width="25.199cm" svg:height="15.023cm" svg:x="1.4cm" svg:y="3.5cm" presentation:class="outline" presentation:user-transformed="true">
          <draw:text-box>
            <text:list text:style-name="L2">
              <text:list-item>
                <text:p text:style-name="P2"><text:span text:style-name="T2">Należy podkreślić, iż stosowanie obiektów wiedzy wielokrotnego użytku w wielu przypadkach przynosi wymierne korzyści. Odbiorcy umożliwia otrzymanie spersonalizowanej, dostosowanej do indywidualnych potrzeb treści szkolenia przy równoczesnym podziale wiedzy na niewielkie porcje tak, aby nauka przebiegała efektywnie. Natomiast osobom budującym kursy daje to możliwość wyboru treści zwykle </text:span><text:span text:style-name="T2"><text:line-break/></text:span><text:span text:style-name="T2">z szerokiego wachlarza już przygotowanych obiektów oraz dopasowania programu dla potrzeb zróżnicowanej grupy odbiorców. </text:span></text:p>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Blue" presentation:presentation-page-layout-name="AL1T1">
        <office:forms form:automatic-focus="false" form:apply-design-mode="false"/>
        <draw:frame presentation:style-name="pr7" draw:layer="layout" svg:width="25.199cm" svg:height="3.256cm" svg:x="1.301cm" svg:y="0.125cm" presentation:class="title">
          <draw:text-box>
            <text:p text:style-name="P11"><text:s/></text:p>
          </draw:text-box>
        </draw:frame>
        <draw:frame presentation:style-name="pr14" draw:text-style-name="P12" draw:layer="layout" svg:width="25.199cm" svg:height="18.222cm" svg:x="1.4cm" svg:y="1.5cm" presentation:class="outline" presentation:user-transformed="true">
          <draw:text-box>
            <text:list text:style-name="L2">
              <text:list-item>
                <text:p text:style-name="P12"><text:span text:style-name="T7">Idea tworzenia treści dydaktycznych z gotowych obiektów wiedzy nie zawsze jednak sprawdza się. W przypadku kształcenia akademickiego, gdzie dydaktyka ewoluuje wraz z postępami w pracach naukowych i badawczych nauczyciel powinien systematycznie modyfikować przygotowane materiały dla potrzeb edukacji na odległość. Dodatkowo, istotą kształcenia akademickiego jest charakter zajęć, w przypadku których wykłady są często autorskie i unikatowe. A zatem zajęcia akademickie prowadzone online, w szczególności w ramach przedmiotów ponadpodstawowych i nieobligatoryjnych dla danego kierunku nie powinny być unifikowane w skutek wdrażania RLO.</text:span></text:p>
              </text:list-item>
            </text:list>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Blue" presentation:presentation-page-layout-name="AL1T1">
        <office:forms form:automatic-focus="false" form:apply-design-mode="false"/>
        <draw:frame presentation:style-name="pr7" draw:layer="layout" svg:width="25.199cm" svg:height="3.256cm" svg:x="1.301cm" svg:y="0.125cm" presentation:class="title">
          <draw:text-box>
            <text:p text:style-name="P11"><text:s/></text:p>
          </draw:text-box>
        </draw:frame>
        <draw:frame presentation:style-name="pr5" draw:text-style-name="P13" draw:layer="layout" svg:width="25.199cm" svg:height="13.609cm" svg:x="1.4cm" svg:y="4.914cm" presentation:class="outline" presentation:user-transformed="true">
          <draw:text-box>
            <text:list text:style-name="L2">
              <text:list-item>
                <text:p text:style-name="P10"><text:span text:style-name="T2">Przyszłość RLO to jednak przede wszystkim e-learning korporacyjny. Wykorzystywanie tej idei w szkoleniach wewnętrznych przedsiębiorstwa, szczególnie na poziomie kursów podstawowych i przewidzianych dla masowego odbiorcy w sposób widoczny obniża koszty i nakłady pracy towarzyszące szkoleniom </text:span><text:span text:style-name="T2"><text:line-break/></text:span><text:span text:style-name="T2">e-learningowym, co może stanowić istotną zachętę do wdrażania idei RLO.</text:span></text:p>
              </text:list-item>
            </text:list>
            <text:list text:style-name="L2">
              <text:list-item>
                <text:p text:style-name="P10"/>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title" style:family="presentation">
      <style:graphic-properties draw:stroke="none" draw:fill="none" draw:textarea-vertical-align="middle">
        <text:list-style style:name="Blu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subtitle" style:family="presentation">
      <style:graphic-properties draw:stroke="none" draw:fill="none" draw:textarea-vertical-align="middle">
        <text:list-style style:name="Blu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2.4cm" fo:margin-right="0cm" fo:margin-top="0cm" fo:margin-bottom="0.4cm" text:enable-numbering="true" fo:text-indent="-0.8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Blue"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Blue" style:page-layout-name="PM1" draw:style-name="dp1">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Anna Rybak</meta:initial-creator>
    <meta:creation-date>2008-12-14T20:30:33</meta:creation-date>
    <dc:creator>Anna Rybak</dc:creator>
    <dc:date>2008-12-14T21:03:56</dc:date>
    <dc:language>fi-FI</dc:language>
    <meta:editing-cycles>2</meta:editing-cycles>
    <meta:editing-duration>PT33M25S</meta:editing-duration>
    <meta:template xlink:type="simple" xlink:actuate="onRequest" xlink:href="file:///usr/lib/openoffice/share/template/pl/presnt/Blue.otp" meta:date="2008-12-14T20:30:32"/>
    <meta:user-defined meta:name="Info 1"/>
    <meta:user-defined meta:name="Info 2"/>
    <meta:user-defined meta:name="Info 3"/>
    <meta:user-defined meta:name="Info 4"/>
    <meta:document-statistic meta:object-count="65"/>
  </office:meta>
</office:document-meta>
</file>